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Preformatted_20_Text">
      <style:text-properties fo:font-size="11pt" officeooo:paragraph-rsid="000cfa0a" style:font-size-asian="11pt" style:font-size-complex="11pt"/>
    </style:style>
    <style:style style:name="T1" style:family="text">
      <style:text-properties officeooo:rsid="000cf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*************************************************************************</text:p>
      <text:p text:style-name="P1">#*************************************************************************</text:p>
      <text:p text:style-name="P1"># This file is part of the program named "MyLib" and called by </text:p>
      <text:p text:style-name="P1"># MyLib1.py (main file).</text:p>
      <text:p text:style-name="P1">#</text:p>
      <text:p text:style-name="P1">#*************************************************************************</text:p>
      <text:p text:style-name="P1">#*************************************************************************</text:p>
      <text:p text:style-name="P1"></text:p>
      <text:p text:style-name="P1"># *****************************************************************</text:p>
      <text:p text:style-name="P1"># ***Create database named MyLib and tables.***</text:p>
      <text:p text:style-name="P1"># *****************************************************************</text:p>
      <text:p text:style-name="P1">def CreateDatabase(Cursor):</text:p>
      <text:p text:style-name="P1"><text:s text:c="4"/>Cursor.execute("drop DATABASE IF EXISTS MyLib")</text:p>
      <text:p text:style-name="P1"><text:s text:c="4"/>Cursor.execute("create DATABASE MyLib")</text:p>
      <text:p text:style-name="P1"><text:s text:c="4"/>Cursor.execute("use MyLib")</text:p>
      <text:p text:style-name="P1"><text:s text:c="4"/></text:p>
      <text:p text:style-name="P1"><text:s text:c="4"/># Create and use TABLE named MyBooks</text:p>
      <text:p text:style-name="P1"><text:s text:c="4"/>Cursor.execute("drop TABLE IF EXISTS MyBooks")</text:p>
      <text:p text:style-name="P1"><text:s text:c="4"/>Cursor.execute("""CREATE TABLE MyBooks(</text:p>
      <text:p text:style-name="P1"><text:s text:c="4"/>AccessNo integer(8) PRIMARY KEY NOT NULL,</text:p>
      <text:p text:style-name="P1"><text:s text:c="4"/>Name CHAR(50),</text:p>
      <text:p text:style-name="P1"><text:s text:c="4"/>Author CHAR(20),</text:p>
      <text:p text:style-name="P1"><text:s text:c="4"/>Type char(20),</text:p>
      <text:p text:style-name="P1"><text:s text:c="4"/>Language char(10),</text:p>
      <text:p text:style-name="P1"><text:s text:c="4"/>PubYear integer(5),</text:p>
      <text:p text:style-name="P1"><text:s text:c="4"/>IssuedTo integer(10) DEFAULT 0,</text:p>
      <text:p text:style-name="P1"><text:s text:c="4"/>IssueDate date DEFAULT NULL)""")</text:p>
      <text:p text:style-name="P1"><text:s text:c="4"/></text:p>
      <text:p text:style-name="P2"><text:s text:c="4"/># Notice that there is a mix of types (strings, ints) though we still </text:p>
      <text:p text:style-name="P2"><text:s text:c="4"/><text:span text:style-name="T1"># </text:span>only use %s. </text:p>
      <text:p text:style-name="P1"><text:s text:c="4"/>sql = "INSERT INTO MyBooks (AccessNo, Name,Author, Type, Language, PubYear) VALUES (%s,%s,%s,%s,%s,%s)"</text:p>
      <text:p text:style-name="P1"><text:s text:c="4"/>vals = [</text:p>
      <text:p text:style-name="P1"><text:s text:c="8"/>(101,'Harry potter and the Philosopher\'s Stone','Jk Rowling', 'Fiction', 'English',1997),</text:p>
      <text:p text:style-name="P1"><text:s text:c="8"/>(301,'Harry potter and the Philosopher\'s Stone','Jk Rowling', 'Fiction', 'English',1997),</text:p>
      <text:p text:style-name="P1"><text:s text:c="8"/>(102,'Harry Potter and the Chamber of Secrets','Jk Rowling', 'Fiction', 'English',1998),</text:p>
      <text:p text:style-name="P1"><text:s text:c="8"/>(302,'Harry Potter and the Chamber of Secrets','Jk Rowling', 'Fiction', 'English',1998),</text:p>
      <text:p text:style-name="P1"><text:s text:c="8"/>(103,'Harry Potter and the Prisoner of Azkaban','Jk Rowling', 'Fiction', 'English',1999),</text:p>
      <text:p text:style-name="P1"><text:s text:c="8"/>(303,'Harry Potter and the Prisoner of Azkaban','Jk Rowling', 'Fiction', 'English',1999),</text:p>
      <text:p text:style-name="P1"><text:s text:c="8"/>(104,'Harry Potter and the Goblet of Fire','Jk Rowling', 'Fiction', 'English',2000),</text:p>
      <text:p text:style-name="P1"><text:s text:c="8"/>(304,'Harry Potter and the Goblet of Fire','Jk Rowling', 'Fiction', 'English',2000),</text:p>
      <text:p text:style-name="P1"><text:s text:c="8"/>(105,'Harry Potter and the Order of the Phoenix','Jk Rowling', 'Fiction', 'English',2003),</text:p>
      <text:p text:style-name="P1"><text:s text:c="8"/>(305,'Harry Potter and the Order of the Phoenix','Jk Rowling', 'Fiction', 'English',2003),</text:p>
      <text:p text:style-name="P1"><text:s text:c="8"/>(106,'Harry Potter and the Half-Blood Prince','Jk Rowling', 'Fiction', 'English',2005),</text:p>
      <text:p text:style-name="P1"><text:s text:c="8"/>(306,'Harry Potter and the Half-Blood Prince','Jk Rowling', 'Fiction', 'English',2005),</text:p>
      <text:p text:style-name="P1"><text:s text:c="8"/>(107,'Harry Potter and the Deathly Hallows','Jk Rowling', <text:soft-page-break/>'Fiction', 'English',2007),</text:p>
      <text:p text:style-name="P1"><text:s text:c="8"/>(307,'Harry Potter and the Deathly Hallows','Jk Rowling', 'Fiction', 'English',2007),</text:p>
      <text:p text:style-name="P1"><text:s text:c="8"/>(111,'The Lightning Thief','Rick Riordan', 'Fiction/Myth', 'English', 2005),</text:p>
      <text:p text:style-name="P1"><text:s text:c="8"/>(112,'The Sea of Monsters','Rick Riordan', 'Fiction/Myth', 'English', 2006),</text:p>
      <text:p text:style-name="P1"><text:s text:c="8"/>(114,'The Titan\'s Curse','Rick Riordan', 'Fiction/Myth', 'English', 2007),</text:p>
      <text:p text:style-name="P1"><text:s text:c="8"/>(115,'The Battle of the Labyrinth','Rick Riordan', 'Fiction/Myth', 'English',2008),</text:p>
      <text:p text:style-name="P1"><text:s text:c="8"/>(116,'The Last Olympian','Rick Riordan', 'Fiction/Myth', 'English', 2010),</text:p>
      <text:p text:style-name="P1"><text:s text:c="8"/>(117,'Camp Half-Blood Confidential','Rick Riordan', 'Fiction/Myth', 'English', 2017),</text:p>
      <text:p text:style-name="P1"><text:s text:c="8"/>(121,'Percy Jacson\'s Greek Gods','Rick Riordan', 'Fiction/Myth', 'English', 2014),</text:p>
      <text:p text:style-name="P1"><text:s text:c="8"/>(122,'Percy Jacson\'s Greek Heroes','Rick Riordan','Fiction/Myth','English',2014),</text:p>
      <text:p text:style-name="P1"><text:s text:c="8"/>(131,'The Lost Hero','Rick Riordan', 'Fiction/Myth', 'English', 2010),</text:p>
      <text:p text:style-name="P1"><text:s text:c="8"/>(132,'The Son Of Neptune','Rick Riordan', 'Fiction/Myth', 'English', 2011),</text:p>
      <text:p text:style-name="P1"><text:s text:c="8"/>(133,'The Mark Of Athena','Rick Riordan', 'Fiction/Myth', 'English', 2012),</text:p>
      <text:p text:style-name="P1"><text:s text:c="8"/>(134,'The House Of Hades','Rick Riordan', 'Fiction/Myth', 'English', 2013),</text:p>
      <text:p text:style-name="P1"><text:s text:c="8"/>(135,'The Blood Of Olympus','Rick Riordan', 'Fiction/Myth', 'English', 2014),</text:p>
      <text:p text:style-name="P1"><text:s text:c="8"/>(141,'The Red Pyramid','Rick Riordan',' Fiction/Myth', 'English', 2010),</text:p>
      <text:p text:style-name="P1"><text:s text:c="8"/>(142,'The Throne Of Fire','Rick Riordan', 'Fiction/Myth', 'English', 2011),</text:p>
      <text:p text:style-name="P1"><text:s text:c="8"/>(143,'The Serpent\'s Shadow','Rick Riordan', 'Fiction/Myth', 'English', 2012),</text:p>
      <text:p text:style-name="P1"><text:s text:c="8"/>(151,'The Sword Of Summer','Rick Riordan', 'Fiction/Myth', 'English', 2015),</text:p>
      <text:p text:style-name="P1"><text:s text:c="8"/>(152,'The Hammer of Thor','Rick Riordan', 'Fiction/Myth', 'English', 2016),</text:p>
      <text:p text:style-name="P1"><text:s text:c="8"/>(153,'The Ship Of The Dead','Rick Riordan', 'Fiction/Myth', 'English', 2017),</text:p>
      <text:p text:style-name="P1"><text:s text:c="8"/>(154,'9 From The Nine Worlds','Rick Riordan', 'Fiction/Myth', 'English', 2018),</text:p>
      <text:p text:style-name="P1"><text:s text:c="8"/>(161,'The Hidden Oracle','Rick Riordan', 'Fiction/Myth', 'English', 2016),</text:p>
      <text:p text:style-name="P1"><text:s text:c="8"/>(162,'The Dark Prophecy','Rick Riordan', 'Fiction/Myth', 'English', 2017),</text:p>
      <text:p text:style-name="P1"><text:s text:c="8"/>(163,'The Burning Maze','Rick Riordan', 'Fiction/Myth', 'English', 2018),</text:p>
      <text:p text:style-name="P1"><text:s text:c="8"/>(164,'The Tyrant\'s Tomb','Rick Riordan', 'Fiction/Myth', 'English', 2019),</text:p>
      <text:p text:style-name="P1"><text:s text:c="8"/>(165,'The Tower Of Nero','Rick Riordan', 'Fiction/Myth', 'English', 2020),</text:p>
      <text:p text:style-name="P1"><text:s text:c="8"/>(171,'Other Worlds','Jon Scieszka','Fiction/Myth','English',2013),</text:p>
      <text:p text:style-name="P1"><text:s text:c="8"/>(181,'Aru Shah And The End Of Time','Roshani Chokshi', 'Fiction/Myth', 'English', 2018),</text:p>
      <text:p text:style-name="P1"><text:s text:c="8"/>(182,'Aru Shah And The Song Of Death','Roshani Chokshi', 'Fiction/Myth', 'English', 2019),</text:p>
      <text:p text:style-name="P1"><text:soft-page-break/><text:s text:c="8"/>(183,'Aru Shah And The Tree Of Wishes','Roshani Chokshi','Fiction/Myth', 'English', 2020),</text:p>
      <text:p text:style-name="P1"><text:s text:c="8"/>(191,'The Storm Runner ','Jennifer Cervantes', 'Fiction', 'English', 2018),</text:p>
      <text:p text:style-name="P1"><text:s text:c="8"/>(192,'The Fire Keeper ','Jennifer Cervantes', 'Fiction', 'English', 2019),</text:p>
      <text:p text:style-name="P1"><text:s text:c="8"/>(201,'Dragon Pearl ','Yoon Ha Lee','Fiction','English',2019),</text:p>
      <text:p text:style-name="P1"><text:s text:c="8"/>(211,'Sal And Gabi Break The Universe ','Carlos Hernandez', 'Fiction', 'English', 2019),</text:p>
      <text:p text:style-name="P1"><text:s text:c="8"/>(212,'Sal And Gabi Fix The Universe','Carlos Hernandez','Fiction', 'English', 2019),</text:p>
      <text:p text:style-name="P1"><text:s text:c="8"/>(221,'Race To The Sun','Rebecca Roanhorse', 'Fiction/Myth', 'English', 2020),</text:p>
      <text:p text:style-name="P1"><text:s text:c="8"/>(231,'Tristan Strong Punches A Hole In The Sky','Kwame Mbalia', 'Fiction/Myth', 'English', 2019),</text:p>
      <text:p text:style-name="P1"><text:s text:c="8"/>(241,'Paola Santiago And The River of Tears','Tehlor Kay Mejia', 'Fiction/Myth', 'English', 2020),</text:p>
      <text:p text:style-name="P1"><text:s text:c="8"/>(251,'City Of The Plague God','Sarwat Chadda', 'Fiction/Myth', 'English', 2020),</text:p>
      <text:p text:style-name="P1"><text:s text:c="8"/>(261,'The Last Fallen Star','Graci Kim', 'Fiction/Myth', 'English', 2016),</text:p>
      <text:p text:style-name="P1"><text:s text:c="8"/>(271,'Ryan Higa\'s How To Write Good','Ryan Higa', 'Autobiography', 'English', 2017),</text:p>
      <text:p text:style-name="P1"><text:s text:c="8"/>(281,'Start With Why','Simon Sinek','General','English',2009),</text:p>
      <text:p text:style-name="P1"><text:s text:c="8"/>(282,'Programming With Python','John Smith', 'Course', 'English', 2016)</text:p>
      <text:p text:style-name="P1"><text:s text:c="4"/>]</text:p>
      <text:p text:style-name="P1"><text:s text:c="4"/>Cursor.executemany(sql,vals)</text:p>
      <text:p text:style-name="P1"><text:s text:c="4"/></text:p>
      <text:p text:style-name="P1"><text:s text:c="4"/># Create and use TABLE named Students</text:p>
      <text:p text:style-name="P1"><text:s text:c="4"/>Cursor.execute("drop TABLE IF EXISTS Students")</text:p>
      <text:p text:style-name="P1"><text:s text:c="4"/>Cursor.execute("""CREATE TABLE Students(</text:p>
      <text:p text:style-name="P1"><text:s text:c="4"/>RollNo integer(10) PRIMARY KEY NOT NULL,</text:p>
      <text:p text:style-name="P1"><text:s text:c="4"/>Name CHAR(40),</text:p>
      <text:p text:style-name="P1"><text:s text:c="4"/>Class integer(6),</text:p>
      <text:p text:style-name="P1"><text:s text:c="4"/>Section char(8),</text:p>
      <text:p text:style-name="P1"><text:s text:c="4"/>DOB date)""")</text:p>
      <text:p text:style-name="P1"><text:s text:c="8"/></text:p>
      <text:p text:style-name="P1"><text:s text:c="4"/># Notice that there is a mix of types (strings, ints) though we still only use %s. </text:p>
      <text:p text:style-name="P1"><text:s text:c="4"/>sql = "INSERT INTO Students (RollNo,Name,Class,Section,DOB) VALUES (%s, %s, %s, %s, %s)"</text:p>
      <text:p text:style-name="P1"><text:s text:c="4"/>vals = [</text:p>
      <text:p text:style-name="P1"><text:s text:c="8"/>(21603 , 'wendy' <text:s text:c="2"/>, <text:s text:c="3"/>11 , 'C1' <text:s text:c="2"/>, '2002-06-08' ),</text:p>
      <text:p text:style-name="P1"><text:s text:c="8"/>(20056 , 'Sneha Kumari' <text:s text:c="2"/>, <text:s text:c="3"/>11 , 'B1' <text:s text:c="3"/>, '2003-11-20' ),</text:p>
      <text:p text:style-name="P1"><text:s text:c="8"/>(20006 , 'Shreya Jha' <text:s/>, <text:s text:c="4"/>12 , 'D2' <text:s text:c="3"/>, '2000-01-14' ),</text:p>
      <text:p text:style-name="P1"><text:s text:c="8"/>(20567 , 'Riya Khan' <text:s text:c="3"/>, <text:s text:c="3"/>12 , 'A4' <text:s text:c="2"/>, '2001-05-13' ),</text:p>
      <text:p text:style-name="P1"><text:s text:c="8"/>(25326 , 'Diya Gupta' <text:s text:c="3"/>, <text:s text:c="3"/>12 , 'D1' <text:s text:c="2"/>, '2002-08-04' ),</text:p>
      <text:p text:style-name="P1"><text:s text:c="8"/>(26117 , 'Isha Banerjee' <text:s text:c="3"/>, <text:s text:c="3"/>11 , 'C2' <text:s text:c="2"/>, '2002-12-29' ),</text:p>
      <text:p text:style-name="P1"><text:s text:c="8"/>(20001 , 'Tisha Roy' <text:s text:c="2"/>, <text:s text:c="3"/>11 , 'A1' <text:s text:c="2"/>, '2003-11-23' ),</text:p>
      <text:p text:style-name="P1"><text:s text:c="8"/>(29706 , 'Freddie' , <text:s text:c="3"/>12 , 'A2' <text:s text:c="2"/>, '2001-08-21' ),</text:p>
      <text:p text:style-name="P1"><text:s text:c="8"/>(20127, 'Sayan Ray', <text:s text:c="3"/>12 , 'B1' <text:s text:c="2"/>, '2002-03-30' ),</text:p>
      <text:p text:style-name="P1"><text:s text:c="8"/>(20156, 'Arnab Patra', <text:s text:c="3"/>11 , 'B4' <text:s text:c="2"/>, '2003-09-15' ),</text:p>
      <text:p text:style-name="P1"><text:s text:c="8"/>(20181, 'Aaditri Khan', <text:s text:c="3"/>12 , 'B2' <text:s text:c="2"/>, '2001-08-05' ),</text:p>
      <text:p text:style-name="P1"><text:s text:c="8"/>(21111, 'Asmita Maity', <text:s text:c="3"/>12 , 'B3' <text:s text:c="2"/>, '2002-03-21' ),</text:p>
      <text:p text:style-name="P1"><text:s text:c="8"/>(22121, 'Avighna Ghosh', <text:s text:c="3"/>11 , 'B2' <text:s text:c="2"/>, '2003-04-17' ),</text:p>
      <text:p text:style-name="P1"><text:s text:c="8"/>(21129, 'Divyanshu Ojha', <text:s text:c="3"/>12 , 'B1' <text:s text:c="2"/>, '2001-03-01' ),</text:p>
      <text:p text:style-name="P1"><text:s text:c="8"/>(22138, 'Rishav Mukherjee', <text:s text:c="3"/>11 , 'A4' <text:s text:c="2"/>, '2004-05-23' ),</text:p>
      <text:p text:style-name="P1"><text:soft-page-break/><text:s text:c="8"/>(21139, 'Aarush Gupta', <text:s text:c="3"/>12 , 'A1' <text:s text:c="2"/>, '2001-03-16' ),</text:p>
      <text:p text:style-name="P1"><text:s text:c="8"/>(23144, 'Arit Samanta', <text:s text:c="3"/>12 , 'A2' <text:s text:c="2"/>, '2002-08-15' ),</text:p>
      <text:p text:style-name="P1"><text:s text:c="8"/>(21170, 'Darshan Bose', <text:s text:c="3"/>11 , 'A2' <text:s text:c="2"/>, '2003-11-16' ),</text:p>
      <text:p text:style-name="P1"><text:s text:c="8"/>(20175, 'Gourav Chanda', <text:s text:c="3"/>11 , 'A3' <text:s text:c="2"/>, '2004-08-24' ),</text:p>
      <text:p text:style-name="P1"><text:s text:c="8"/>(24234, 'Divyanshu Singh Suman', <text:s text:c="3"/>11 , 'D1' <text:s text:c="2"/>, '2002-12-10' ),</text:p>
      <text:p text:style-name="P1"><text:s text:c="8"/>(25220, 'Vedanshi Kumari', <text:s text:c="3"/>11 , 'A2' <text:s text:c="2"/>, '2002-07-25' ),</text:p>
      <text:p text:style-name="P1"><text:s text:c="8"/>(21287, 'Kavya Jha', <text:s text:c="3"/>12 , 'C2' <text:s text:c="2"/>, '2001-06-01' ),</text:p>
      <text:p text:style-name="P1"><text:s text:c="8"/>(26228, 'Aayoshi Pathak', <text:s text:c="3"/>11 , 'C1' <text:s text:c="2"/>, '2003-08-20' ),</text:p>
      <text:p text:style-name="P1"><text:s text:c="8"/>(26276, 'Aritra Chatterjee', <text:s text:c="3"/>12 , 'C2' <text:s text:c="2"/>, '2002-11-13' ),</text:p>
      <text:p text:style-name="P1"><text:s text:c="8"/>(24284, 'Aranna Banerjee', <text:s text:c="3"/>11 , 'C1' <text:s text:c="2"/>, '2003-12-28' ),</text:p>
      <text:p text:style-name="P1"><text:s text:c="8"/>(31313, 'Bhumika Dawn', <text:s text:c="3"/>12 , 'D1' <text:s text:c="2"/>, '2002-09-24' ),</text:p>
      <text:p text:style-name="P1"><text:s text:c="8"/>(32317, 'Sreetama Das', <text:s text:c="3"/>11 , 'D2' <text:s text:c="2"/>, '2003-06-11' ),</text:p>
      <text:p text:style-name="P1"><text:s text:c="8"/>(30227, 'Falguni Ray', <text:s text:c="3"/>11 , 'D1' <text:s text:c="2"/>, '2002-01-21' ),</text:p>
      <text:p text:style-name="P1"><text:s text:c="8"/>(30256, 'Jayanta Kumar Patrat', <text:s text:c="3"/>12 , 'C3' <text:s text:c="2"/>, '2001-02-09' ),</text:p>
      <text:p text:style-name="P1"><text:s text:c="8"/>(30281, 'Swapnotonoo Khan', <text:s text:c="3"/>12 , 'C2' <text:s text:c="2"/>, '2002-09-03' ),</text:p>
      <text:p text:style-name="P1"><text:s text:c="8"/>(31211, 'Sourav Maity', <text:s text:c="3"/>11 , 'C1' <text:s text:c="2"/>, '2003-11-10' ),</text:p>
      <text:p text:style-name="P1"><text:s text:c="8"/>(32221, 'Bamdev Ghosh', <text:s text:c="3"/>11 , 'A2' <text:s text:c="2"/>, '2003-04-26' ),</text:p>
      <text:p text:style-name="P1"><text:s text:c="8"/>(31229, 'Rabindra Kumar', <text:s text:c="3"/>11 , 'A3' <text:s text:c="2"/>, '2003-10-12' ),</text:p>
      <text:p text:style-name="P1"><text:s text:c="8"/>(32238, 'Ritam Mukherjee', <text:s text:c="3"/>11 , 'A2' <text:s text:c="2"/>, '2004-11-19' ),</text:p>
      <text:p text:style-name="P1"><text:s text:c="8"/>(31239, 'Amar Nath Gupta', <text:s text:c="3"/>11 , 'A1' <text:s text:c="2"/>, '2004-08-21' ),</text:p>
      <text:p text:style-name="P1"><text:s text:c="8"/>(33244, 'Chayan Samanta', <text:s text:c="3"/>12 , 'B1' <text:s text:c="2"/>, '2002-12-24' ),</text:p>
      <text:p text:style-name="P1"><text:s text:c="8"/>(31270, 'Debashis Bose', <text:s text:c="3"/>11 , 'B2' <text:s text:c="2"/>, '2003-10-04' ),</text:p>
      <text:p text:style-name="P1"><text:s text:c="8"/>(30275, 'Manoj Chanda', <text:s text:c="3"/>12 , 'B4' <text:s text:c="2"/>, '2002-04-30' ),</text:p>
      <text:p text:style-name="P1"><text:s text:c="8"/>(34214, 'Sumanjay Kumar Suman', <text:s text:c="3"/>11 , 'B3' <text:s text:c="2"/>, '2004-12-07' ),</text:p>
      <text:p text:style-name="P1"><text:s text:c="8"/>(35226, 'Pinku Prasad', <text:s text:c="3"/>12 , 'A4' <text:s text:c="2"/>, '2002-10-21' ),</text:p>
      <text:p text:style-name="P1"><text:s text:c="8"/>(31227, 'Sanjeet Kumar', <text:s text:c="3"/>11 , 'A1' <text:s text:c="2"/>, '2003-05-29' ),</text:p>
      <text:p text:style-name="P1"><text:s text:c="8"/>(36228, 'Anirban Pathak', <text:s text:c="3"/>12 , 'B1' <text:s text:c="2"/>, '2001-01-27' ),</text:p>
      <text:p text:style-name="P1"><text:s text:c="8"/>(36276, 'Avinandan Chatterjee', <text:s text:c="3"/>11 , 'B1' <text:s text:c="2"/>, '2003-11-18' ),</text:p>
      <text:p text:style-name="P1"><text:s text:c="8"/>(34284, 'Debi Prosad Banerjee', <text:s text:c="3"/>12 , 'B2' <text:s text:c="2"/>, '2002-06-29' ),</text:p>
      <text:p text:style-name="P1"><text:s text:c="8"/>(31213, 'Pujan Kumar Dawn', <text:s text:c="3"/>12 , 'A4' <text:s text:c="2"/>, '2001-08-10' ),</text:p>
      <text:p text:style-name="P1"><text:s text:c="8"/>(32217, 'Goutam Das', <text:s text:c="3"/>11 , 'A3' <text:s text:c="2"/>, '2004-05-01' )</text:p>
      <text:p text:style-name="P1"><text:s text:c="4"/>]</text:p>
      <text:p text:style-name="P1"><text:s text:c="4"/>Cursor.executemany(sql,vals)</text:p>
      <text:p text:style-name="P1"></text:p>
      <text:p text:style-name="P1"># *****************************************************************</text:p>
      <text:p text:style-name="P1"># ***Use database named MyLib***</text:p>
      <text:p text:style-name="P1"># *****************************************************************</text:p>
      <text:p text:style-name="P1">def UseExistingDatabase(Cursor):</text:p>
      <text:p text:style-name="P1"><text:s text:c="4"/>Cursor.execute("use MyLib")</text:p>
      <text:p text:style-name="P1"></text:p>
      <text:p text:style-name="P1">#</text:p>
      <text:p text:style-name="P1"># *****************************End of file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14:13:25.040169105</dc:date>
    <meta:editing-duration>PT8M29S</meta:editing-duration>
    <meta:editing-cycles>1</meta:editing-cycles>
    <meta:document-statistic meta:table-count="0" meta:image-count="0" meta:object-count="0" meta:page-count="4" meta:paragraph-count="160" meta:word-count="1105" meta:character-count="10253" meta:non-whitespace-character-count="7920"/>
    <meta:generator>LibreOffice/6.0.7.3$Linux_X86_64 LibreOffice_project/00m0$Build-3</meta:generator>
  </office:meta>
</office:document-meta>
</file>